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900000029155667E83B3E698A.png" manifest:media-type="image/png"/>
  <manifest:file-entry manifest:full-path="Pictures/10000201000004B2000001351E85F9BE99CB6B43.png" manifest:media-type="image/png"/>
  <manifest:file-entry manifest:full-path="Pictures/10000201000004B0000001A2FB80F4CD18F6A40F.png" manifest:media-type="image/png"/>
  <manifest:file-entry manifest:full-path="Pictures/10000201000000E9000000F0D27E463326CCCD0A.png" manifest:media-type="image/png"/>
  <manifest:file-entry manifest:full-path="Pictures/10002B1700000FD00000043D17181B6A0FAF0904.svg" manifest:media-type="image/svg+xml"/>
  <manifest:file-entry manifest:full-path="Pictures/100002010000022C00000070D23F71D5DAF07C62.png" manifest:media-type="image/png"/>
  <manifest:file-entry manifest:full-path="Pictures/1000020100000280000000870DF699B36C9446B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4.272cm" fo:min-width="8.467cm" fo:padding-top="0.15cm" fo:padding-bottom="0.15cm" fo:padding-left="0.275cm" fo:padding-right="0.275cm"/>
      <style:paragraph-properties style:writing-mode="lr-tb"/>
    </style:style>
    <style:style style:name="gr2" style:family="graphic" style:parent-style-name="standard">
      <style:graphic-properties svg:stroke-width="0.102cm" svg:stroke-color="#2496ed" draw:marker-start-width="0.356cm" draw:marker-end-width="0.356cm" draw:fill="none" draw:fill-color="#ffffff" draw:textarea-horizontal-align="justify" draw:textarea-vertical-align="middle" draw:auto-grow-height="false" fo:min-height="18.648cm" fo:min-width="18.589cm" fo:padding-top="0.176cm" fo:padding-bottom="0.176cm" fo:padding-left="0.301cm" fo:padding-right="0.301cm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2.56cm" fo:min-width="2.601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5.115cm" fo:min-width="5.292cm" fo:padding-top="0.15cm" fo:padding-bottom="0.15cm" fo:padding-left="0.275cm" fo:padding-right="0.275cm"/>
      <style:paragraph-properties style:writing-mode="lr-tb"/>
    </style:style>
    <style:style style:name="gr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923cm" fo:min-width="1.737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51cm" svg:stroke-color="#c0c0c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03cm" draw:shadow-offset-y="0.203cm"/>
    </style:style>
    <style:style style:name="gr8" style:family="graphic" style:parent-style-name="objectwithoutfill">
      <style:graphic-properties svg:stroke-width="0.051cm" svg:stroke-color="#000000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9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637cm" fo:min-width="8.467cm" fo:padding-top="0.15cm" fo:padding-bottom="0.15cm" fo:padding-left="0.275cm" fo:padding-right="0.275cm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2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3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4" style:family="graphic" style:parent-style-name="standard">
      <style:graphic-properties svg:stroke-color="#000000" draw:fill-color="#dcdcdc" draw:textarea-horizontal-align="justify" draw:textarea-vertical-align="middle" draw:auto-grow-height="false" fo:min-height="3.052cm" fo:min-width="4.072cm"/>
      <style:paragraph-properties style:writing-mode="lr-tb"/>
    </style:style>
    <style:style style:name="gr15" style:family="graphic" style:parent-style-name="standard" style:list-style-name="L1">
      <style:graphic-properties draw:stroke="dash" draw:stroke-dash="Long_20_Dash" svg:stroke-color="#c0c0c0" draw:fill-color="#eeeeee" draw:textarea-horizontal-align="justify" draw:textarea-vertical-align="middle" draw:auto-grow-height="false" fo:min-height="3.052cm" fo:min-width="4.072cm"/>
      <style:paragraph-properties style:writing-mode="lr-tb"/>
    </style:style>
    <style:style style:name="gr16" style:family="graphic" style:parent-style-name="objectwithoutfill">
      <style:graphic-properties draw:stroke-dash="Dashed_20__28_var_29__20_4" svg:stroke-width="0.051cm" svg:stroke-color="#00000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7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  <style:paragraph-properties style:writing-mode="lr-tb"/>
    </style:style>
    <style:style style:name="gr20" style:family="graphic" style:parent-style-name="objectwithoutfill">
      <style:graphic-properties draw:stroke-dash="Dashed_20__28_var_29__20_4" svg:stroke-width="0.051cm" svg:stroke-color="#000000" draw:marker-start="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1" style:family="graphic" style:parent-style-name="objectwithoutfill">
      <style:graphic-properties draw:stroke-dash="Dashed_20__28_var_29__20_4" svg:stroke-width="0.051cm" svg:stroke-color="#000000" draw:marker-start="" draw:marker-start-width="0.381cm" draw:marker-end="Arrow" draw:marker-end-width="0.381cm" draw:fill="solid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2" style:family="graphic" style:parent-style-name="standard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4.78cm" fo:min-width="8.467cm" fo:padding-top="0.15cm" fo:padding-bottom="0.15cm" fo:padding-left="0.275cm" fo:padding-right="0.275cm"/>
      <style:paragraph-properties style:writing-mode="lr-tb"/>
    </style:style>
    <style:style style:name="gr23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274cm" fo:min-width="4.199cm" draw:shadow-offset-x="0.203cm" draw:shadow-offset-y="0.203cm" draw:shadow-opacity="50%"/>
    </style:style>
    <style:style style:name="gr2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0.716cm" fo:min-width="0cm" fo:padding-top="0.15cm" fo:padding-bottom="0.15cm" fo:padding-left="0.275cm" fo:padding-right="0.275cm"/>
    </style:style>
    <style:style style:name="gr25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1.732cm" fo:min-width="1.355cm" fo:padding-top="0.15cm" fo:padding-bottom="0.15cm" fo:padding-left="0.275cm" fo:padding-right="0.275cm"/>
      <style:paragraph-properties style:writing-mode="lr-tb"/>
    </style:style>
    <style:style style:name="gr26" style:family="graphic" style:parent-style-name="objectwithoutfill">
      <style:graphic-properties svg:stroke-width="0.051cm" svg:stroke-color="#000000" draw:marker-start-width="0.381cm" draw:marker-end="Arrow" draw:marker-end-width="0.381cm" draw:fill="solid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-color="#ffffff"/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paragraph-properties fo:text-align="center" style:writing-mode="lr-tb"/>
      <style:text-properties style:font-name="Cantarell" fo:font-size="16pt" style:font-size-asian="16pt" style:font-size-complex="16pt"/>
    </style:style>
    <style:style style:name="P4" style:family="paragraph">
      <loext:graphic-properties draw:fill-color="#ffffff"/>
      <style:paragraph-properties fo:text-align="center" style:writing-mode="lr-tb"/>
      <style:text-properties style:font-name="Cantarell" fo:font-size="16pt" style:font-size-asian="16pt" style:font-size-complex="16pt"/>
    </style:style>
    <style:style style:name="P5" style:family="paragraph">
      <style:paragraph-properties fo:text-align="center" style:writing-mode="lr-tb"/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P7" style:family="paragraph">
      <style:paragraph-properties fo:text-align="center" style:writing-mode="lr-tb"/>
      <style:text-properties style:font-name="Cantarell" fo:font-size="10pt" style:font-size-asian="10pt" style:font-size-complex="10pt"/>
    </style:style>
    <style:style style:name="P8" style:family="paragraph">
      <loext:graphic-properties draw:fill-color="#ffffff"/>
      <style:paragraph-properties fo:text-align="center" style:writing-mode="lr-tb"/>
      <style:text-properties style:font-name="Cantarell" fo:font-size="10pt" style:font-size-asian="10pt" style:font-size-complex="10pt"/>
    </style:style>
    <style:style style:name="P9" style:family="paragraph">
      <loext:graphic-properties draw:fill="solid" draw:fill-color="#729fcf" draw:fill-gradient-name="Gradient_20_1" draw:fill-hatch-name="Hatching_20_1" draw:fill-image-name="Bitmap_20_1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0" style:family="paragraph">
      <style:paragraph-properties fo:text-align="center">
        <style:tab-stops/>
      </style:paragraph-properties>
      <style:text-properties style:font-name="Source Code Pro" fo:font-size="14pt" style:font-size-asian="14pt" style:font-size-complex="14pt"/>
    </style:style>
    <style:style style:name="P11" style:family="paragraph">
      <loext:graphic-properties draw:fill="solid" draw:fill-color="#729fcf"/>
      <style:paragraph-properties fo:text-align="center">
        <style:tab-stops/>
      </style:paragraph-properties>
      <style:text-properties style:font-name="Source Code Pro"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solid" draw:fill-color="#729fcf"/>
      <style:paragraph-properties fo:text-align="center" style:writing-mode="lr-tb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6" style:family="paragraph">
      <style:paragraph-properties fo:text-align="start">
        <style:tab-stops/>
      </style:paragraph-properties>
      <style:text-properties style:font-name="Source Code Pro"/>
    </style:style>
    <style:style style:name="P17" style:family="paragraph">
      <loext:graphic-properties draw:fill="solid" draw:fill-color="#729fcf"/>
      <style:paragraph-properties fo:text-align="start" style:writing-mode="lr-tb">
        <style:tab-stops/>
      </style:paragraph-properties>
      <style:text-properties style:font-name="Source Code Pro" fo:font-size="14pt" style:font-size-asian="14pt" style:font-size-complex="14pt"/>
    </style:style>
    <style:style style:name="P18" style:family="paragraph">
      <loext:graphic-properties draw:fill-color="#dcdcdc"/>
      <style:paragraph-properties fo:text-align="center" style:writing-mode="lr-tb"/>
      <style:text-properties style:font-name="Cantarell" fo:font-size="16pt" style:font-size-asian="16pt" style:font-size-complex="16pt"/>
    </style:style>
    <style:style style:name="P19" style:family="paragraph">
      <style:paragraph-properties fo:text-align="center" style:writing-mode="lr-tb"/>
      <style:text-properties fo:color="#808080" style:font-name="Cantarell" fo:font-size="16pt" style:letter-kerning="true" style:font-name-asian="Source Han Sans CN" style:font-size-asian="16pt" style:font-name-complex="Arial Unicode MS" style:font-size-complex="16pt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8080" style:font-name="Cantarell" fo:font-size="16pt" style:letter-kerning="true" style:font-name-asian="Source Han Sans CN" style:font-size-asian="16pt" style:font-name-complex="Arial Unicode MS" style:font-size-complex="16pt"/>
    </style:style>
    <style:style style:name="P21" style:family="paragraph">
      <loext:graphic-properties draw:fill-color="#eeeeee"/>
      <style:paragraph-properties fo:text-align="center" style:writing-mode="lr-tb"/>
      <style:text-properties fo:color="#808080" style:font-name="Cantarell" fo:font-size="16pt" style:letter-kerning="true" style:font-name-asian="Source Han Sans CN" style:font-size-asian="16pt" style:font-name-complex="Arial Unicode MS" style:font-size-complex="16pt"/>
    </style:style>
    <style:style style:name="P22" style:family="paragraph">
      <style:paragraph-properties fo:text-align="center">
        <style:tab-stops/>
      </style:paragraph-properties>
      <style:text-properties style:font-name="Source Code Pro"/>
    </style:style>
    <style:style style:name="P23" style:family="paragraph">
      <loext:graphic-properties draw:fill="solid" draw:fill-color="#729fcf" draw:fill-gradient-name="Gradient_20_1" draw:fill-hatch-name="Hatching_20_1" draw:fill-image-name="Bitmap_20_1"/>
      <style:paragraph-properties fo:text-align="center" style:writing-mode="lr-tb">
        <style:tab-stops/>
      </style:paragraph-properties>
      <style:text-properties style:font-name="Source Code Pro" fo:font-size="14pt" style:font-size-asian="14pt" style:font-size-complex="14pt"/>
    </style:style>
    <style:style style:name="P24" style:family="paragraph">
      <loext:graphic-properties draw:fill="solid" draw:fill-color="#729fcf"/>
      <style:paragraph-properties fo:text-align="center" style:writing-mode="lr-tb">
        <style:tab-stops/>
      </style:paragraph-properties>
      <style:text-properties style:font-name="Source Code Pro" fo:font-size="14pt" style:letter-kerning="true" style:font-name-asian="Source Han Sans CN" style:font-size-asian="14pt" style:font-name-complex="Arial Unicode MS" style:font-size-complex="14p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  <style:text-properties style:font-name="Source Code Pro"/>
    </style:style>
    <style:style style:name="P27" style:family="paragraph">
      <style:paragraph-properties fo:text-align="center" style:writing-mode="lr-tb"/>
      <style:text-properties style:font-name="Source Code Pro" fo:font-size="14pt" style:font-size-asian="14pt" style:font-size-complex="14pt"/>
    </style:style>
    <style:style style:name="P28" style:family="paragraph">
      <loext:graphic-properties draw:fill="solid" draw:fill-color="#729fcf"/>
      <style:paragraph-properties fo:text-align="center" style:writing-mode="lr-tb">
        <style:tab-stops/>
      </style:paragraph-properties>
      <style:text-properties style:font-name="Source Code Pro" fo:font-size="14pt" style:font-size-asian="14pt" style:font-size-complex="14pt"/>
    </style:style>
    <style:style style:name="P29" style:family="paragraph">
      <style:paragraph-properties fo:text-align="center"/>
      <style:text-properties fo:font-size="14pt" style:font-size-asian="14pt" style:font-size-complex="14pt"/>
    </style:style>
    <style:style style:name="P30" style:family="paragraph">
      <loext:graphic-properties draw:fill="solid"/>
      <style:paragraph-properties fo:text-align="center"/>
      <style:text-properties style:font-name="Source Code Pro" fo:font-size="14pt" style:font-size-asian="14pt" style:font-size-complex="14pt"/>
    </style:style>
    <style:style style:name="P31" style:family="paragraph">
      <style:paragraph-properties fo:margin-left="0cm" fo:margin-right="0cm" fo:text-align="center" fo:text-indent="0cm" style:writing-mode="lr-tb"/>
      <style:text-properties fo:color="#808080" style:font-name="Cantarell" fo:font-size="16pt" style:font-size-asian="16pt" style:font-size-complex="16pt"/>
    </style:style>
    <style:style style:name="P32" style:family="paragraph">
      <loext:graphic-properties draw:fill-color="#ffffff"/>
      <style:paragraph-properties fo:text-align="center" style:writing-mode="lr-tb"/>
      <style:text-properties fo:color="#808080" style:font-name="Cantarell" fo:font-size="16pt" style:font-size-asian="16pt" style:font-size-complex="16pt"/>
    </style:style>
    <style:style style:name="P33" style:family="paragraph">
      <loext:graphic-properties draw:fill="solid" draw:fill-color="#ffffff" draw:opacity="50%"/>
      <style:paragraph-properties fo:text-align="center"/>
    </style:style>
    <style:style style:name="P34" style:family="paragraph">
      <loext:graphic-properties draw:fill-color="#ffffff"/>
      <style:paragraph-properties fo:text-align="center"/>
      <style:text-properties style:font-name="Source Code Pro" fo:font-size="16pt" style:font-size-asian="16pt" style:font-size-complex="16pt"/>
    </style:style>
    <style:style style:name="P35" style:family="paragraph">
      <loext:graphic-properties draw:fill="solid"/>
      <style:paragraph-properties fo:text-align="center" style:writing-mode="lr-tb"/>
      <style:text-properties style:font-name="Source Code Pro" fo:font-size="14pt" style:font-size-asian="14pt" style:font-size-complex="14pt"/>
    </style:style>
    <style:style style:name="P36" style:family="paragraph">
      <style:paragraph-properties fo:text-align="center"/>
      <style:text-properties style:font-name="Cantarell" fo:font-size="16pt" style:font-size-asian="16pt" style:font-size-complex="16pt"/>
    </style:style>
    <style:style style:name="P37" style:family="paragraph">
      <loext:graphic-properties draw:fill="none" draw:fill-color="#ffffff"/>
      <style:paragraph-properties fo:text-align="center" style:writing-mode="lr-tb"/>
      <style:text-properties style:font-name="Cantarell" fo:font-size="16pt" style:font-size-asian="16pt" style:font-size-complex="16pt"/>
    </style:style>
    <style:style style:name="T1" style:family="text">
      <style:text-properties style:font-name="Cantarell" fo:font-size="16pt" style:letter-kerning="true" style:font-name-asian="Source Han Sans CN" style:font-size-asian="16pt" style:font-name-complex="Arial Unicode MS" style:font-size-complex="16pt"/>
    </style:style>
    <style:style style:name="T2" style:family="text">
      <style:text-properties style:font-name="Cantarell" fo:font-size="16pt" style:font-size-asian="16pt" style:font-size-complex="16pt"/>
    </style:style>
    <style:style style:name="T3" style:family="text">
      <style:text-properties style:font-name="Cantarell" fo:font-size="10pt" style:letter-kerning="true" style:font-name-asian="Source Han Sans CN" style:font-size-asian="10pt" style:font-name-complex="Arial Unicode MS" style:font-size-complex="10pt"/>
    </style:style>
    <style:style style:name="T4" style:family="text">
      <style:text-properties style:font-name="Source Code Pro"/>
    </style:style>
    <style:style style:name="T5" style:family="text"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T6" style:family="text"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T7" style:family="text">
      <style:text-properties style:font-name="Source Code Pro" fo:font-size="14pt" style:letter-kerning="true" style:font-name-asian="Source Han Sans CN" style:font-size-asian="14pt" style:font-name-complex="Arial Unicode MS" style:font-size-complex="14pt"/>
    </style:style>
    <style:style style:name="T8" style:family="text">
      <style:text-properties fo:color="#808080" style:font-name="Cantarell" fo:font-size="16pt" style:letter-kerning="true" style:font-name-asian="Source Han Sans CN" style:font-size-asian="16pt" style:font-name-complex="Arial Unicode MS" style:font-size-complex="16pt"/>
    </style:style>
    <style:style style:name="T9" style:family="text">
      <style:text-properties style:font-name="Source Code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9.017cm" svg:height="4.572cm" svg:x="19.288cm" svg:y="14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9.191cm" svg:height="19cm" svg:x="9.509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5.969cm" svg:height="2.859cm" svg:x="9.89cm" svg:y="9.89cm">
          <text:p text:style-name="P3"><text:span text:style-name="T1">MQTT </text:span><text:span text:style-name="T1"><text:line-break/></text:span><text:span text:style-name="T1">BROKER</text:span><text:span text:style-name="T1"><text:line-break/></text:span><text:span text:style-name="T1"> 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4" draw:text-style-name="P4" xml:id="id1" draw:id="id1" draw:layer="layout" svg:width="5.842cm" svg:height="5.415cm" svg:x="9.953cm" svg:y="2.824cm">
          <text:p text:style-name="P3"><text:span text:style-name="T2">Ing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86cm" svg:height="3.556cm" svg:x="19.7cm" svg:y="15.505cm">
          <text:p text:style-name="P5"><text:span text:style-name="T1">RDBMS</text:span><text:span text:style-name="T1"><text:line-break/></text:span><text:span text:style-name="T1"><text:line-break/></text:span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8" xml:id="id5" draw:id="id5" draw:layer="layout" svg:width="1.905cm" svg:height="2.032cm" svg:x="19.288cm" svg:y="10.906cm">
          <text:p text:style-name="P7"><text:span text:style-name="T3">MQTT</text:span><text:span text:style-name="T3"><text:line-break/></text:span><text:span text:style-name="T3">to</text:span><text:span text:style-name="T3"><text:line-break/></text:span><text:span text:style-name="T3">DB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-0.168cm" svg:x1="15.795cm" svg:y1="5.531cm" svg:x2="19.288cm" svg:y2="9.255cm" draw:start-shape="id1" draw:start-glue-point="1" svg:d="M15795 5531h1842v3724h1651" svg:viewBox="0 0 3494 3725">
          <text:p/>
        </draw:connector>
        <draw:connector draw:style-name="gr8" draw:text-style-name="P11" draw:layer="layout" draw:type="line" svg:x1="23.765cm" svg:y1="5.318cm" svg:x2="23.796cm" svg:y2="14.97cm" draw:start-shape="id2" draw:start-glue-point="2" draw:end-shape="id3" draw:end-glue-point="0" svg:d="M23765 5318l31 9652" svg:viewBox="0 0 32 9653"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/></text:p>
          <text:p text:style-name="P10"><text:span text:style-name="T4"><text:s text:c="4"/></text:span><text:span text:style-name="T4">SQL</text:span></text:p>
        </draw:connector>
        <draw:custom-shape draw:style-name="gr9" draw:text-style-name="P13" draw:layer="layout" svg:width="1.905cm" svg:height="2.032cm" svg:x="24.114cm" svg:y="10.906cm">
          <text:p text:style-name="P12"><text:span text:style-name="T5">...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xml:id="id2" draw:id="id2" draw:layer="layout" svg:width="9.017cm" svg:height="3.937cm" svg:x="19.257cm" svg:y="1.381cm">
          <text:p text:style-name="P3"><text:span text:style-name="T1">Web App</text:span><text:span text:style-name="T1"><text:line-break/></text:span><text:span text:style-name="T1">(REST API)</text:span></text:p>
          <text:p text:style-name="P3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3" draw:layer="layout" svg:width="1.905cm" svg:height="2.032cm" svg:x="26.273cm" svg:y="10.906cm">
          <text:p text:style-name="P12"><text:span text:style-name="T5">...</text:span></text:p>
          <draw:enhanced-geometry svg:viewBox="0 0 21600 21600" draw:type="rectangle" draw:enhanced-path="M 0 0 L 21600 0 21600 21600 0 21600 0 0 Z N"/>
        </draw:custom-shape>
        <draw:connector draw:style-name="gr12" draw:text-style-name="P15" draw:layer="layout" draw:line-skew="-0.571cm" svg:x1="15.859cm" svg:y1="11.32cm" svg:x2="19.288cm" svg:y2="11.922cm" draw:start-shape="id4" draw:start-glue-point="8" draw:end-shape="id5" draw:end-glue-point="3" svg:d="M15859 11320h1143v602h2286" svg:viewBox="0 0 3430 603">
          <text:p text:style-name="P14"><text:span text:style-name="T6"/></text:p>
          <text:p text:style-name="P14"><text:span text:style-name="T6"/></text:p>
          <text:p text:style-name="P14"><text:span text:style-name="T6"/></text:p>
          <text:p text:style-name="P14"><text:span text:style-name="T6"><text:s text:c="7"/></text:span><text:span text:style-name="T6">MQTT</text:span><text:span text:style-name="T6"><text:line-break/></text:span><text:span text:style-name="T6"><text:line-break/></text:span><text:span text:style-name="T6"><text:line-break/></text:span><text:span text:style-name="T6"> <text:s/></text:span></text:p>
        </draw:connector>
        <draw:connector draw:style-name="gr13" draw:text-style-name="P17" draw:layer="layout" draw:line-skew="0.111cm" svg:x1="15.795cm" svg:y1="5.531cm" svg:x2="19.257cm" svg:y2="3.349cm" draw:start-shape="id1" draw:start-glue-point="1" draw:end-shape="id2" draw:end-glue-point="3" svg:d="M15795 5531h1842v-2182h1620" svg:viewBox="0 0 3463 2183">
          <text:p text:style-name="P16"><text:span text:style-name="T7"><text:s/></text:span></text:p>
          <text:p text:style-name="P16"><text:span text:style-name="T7">REST</text:span></text:p>
          <text:p text:style-name="P16"><text:span text:style-name="T7">HTTP</text:span><text:span text:style-name="T7"><text:line-break/></text:span><text:span text:style-name="T7"/></text:p>
        </draw:connector>
        <draw:custom-shape draw:style-name="gr14" draw:text-style-name="P18" draw:layer="layout" svg:width="4.572cm" svg:height="3.302cm" svg:x="1.008cm" svg:y="2.397cm">
          <text:p text:style-name="P3"><text:span text:style-name="T2">IoT</text:span></text:p>
          <text:p text:style-name="P3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.572cm" svg:height="3.302cm" svg:x="1.008cm" svg:y="5.953cm">
          <text:p text:style-name="P3"><text:span text:style-name="T1">IoT</text:span></text:p>
          <text:p text:style-name="P3"><text:span text:style-name="T1">MQTT-WS</text:span></text:p>
          <draw:enhanced-geometry svg:viewBox="0 0 21600 21600" draw:type="rectangle" draw:enhanced-path="M 0 0 L 21600 0 21600 21600 0 21600 0 0 Z N"/>
        </draw:custom-shape>
        <draw:custom-shape draw:style-name="gr15" draw:text-style-name="P21" draw:layer="layout" svg:width="4.572cm" svg:height="3.302cm" svg:x="1.008cm" svg:y="16.192cm">
          <text:p text:style-name="P19"><text:span text:style-name="T8">IoT</text:span></text:p>
          <text:p text:style-name="P20"><text:span text:style-name="T8">...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5.699cm" svg:y1="7.223cm" svg:x2="9.763cm" svg:y2="5.318cm">
          <text:p text:style-name="P22"><text:span text:style-name="T7">REST</text:span><text:span text:style-name="T7"><text:line-break/></text:span><text:span text:style-name="T7">HTTP</text:span></text:p>
        </draw:line>
        <draw:line draw:style-name="gr17" draw:text-style-name="P24" draw:layer="layout" svg:x1="5.699cm" svg:y1="11.033cm" svg:x2="9.763cm" svg:y2="11.033cm">
          <text:p text:style-name="P22"><text:span text:style-name="T7">M</text:span><text:span text:style-name="T7">Q</text:span><text:span text:style-name="T7">T</text:span><text:span text:style-name="T7">T</text:span><text:span text:style-name="T7"><text:line-break/></text:span><text:span text:style-name="T7"/></text:p>
        </draw:line>
        <draw:frame draw:style-name="gr18" draw:text-style-name="P25" draw:layer="layout" svg:width="2.987cm" svg:height="0.63cm" svg:x="11.381cm" svg:y="7.296cm">
          <draw:image xlink:href="Pictures/1000020100000280000000870DF699B36C9446B2.png" xlink:type="simple" xlink:show="embed" xlink:actuate="onLoad" loext:mime-type="image/png">
            <text:p/>
          </draw:image>
        </draw:frame>
        <draw:frame draw:style-name="gr18" draw:text-style-name="P25" draw:layer="layout" svg:width="3.66cm" svg:height="0.737cm" svg:x="10.525cm" svg:y="11.86cm">
          <draw:image xlink:href="Pictures/100002010000022C00000070D23F71D5DAF07C62.png" xlink:type="simple" xlink:show="embed" xlink:actuate="onLoad" loext:mime-type="image/png">
            <text:p/>
          </draw:image>
        </draw:frame>
        <draw:frame draw:style-name="gr18" draw:text-style-name="P25" draw:layer="layout" svg:width="3.233cm" svg:height="1.127cm" svg:x="22.149cm" svg:y="4.048cm">
          <draw:image xlink:href="Pictures/10000201000004B0000001A2FB80F4CD18F6A40F.png" xlink:type="simple" xlink:show="embed" xlink:actuate="onLoad" loext:mime-type="image/png">
            <text:p/>
          </draw:image>
        </draw:frame>
        <draw:custom-shape draw:style-name="gr6" draw:text-style-name="P4" xml:id="id7" draw:id="id7" draw:layer="layout" svg:width="5.842cm" svg:height="2.413cm" svg:x="9.89cm" svg:y="14.97cm">
          <text:p text:style-name="P3"><text:span text:style-name="T1">NTP</text:span></text:p>
          <draw:enhanced-geometry svg:viewBox="0 0 21600 21600" draw:type="rectangle" draw:enhanced-path="M 0 0 L 21600 0 21600 21600 0 21600 0 0 Z N"/>
        </draw:custom-shape>
        <draw:line draw:style-name="gr19" draw:text-style-name="P27" draw:layer="layout" svg:x1="5.699cm" svg:y1="3.921cm" svg:x2="9.763cm" svg:y2="4.937cm">
          <text:p text:style-name="P26"><text:span text:style-name="T9"><text:line-break/></text:span><text:span text:style-name="T9">REST</text:span><text:span text:style-name="T9"><text:line-break/></text:span><text:span text:style-name="T9">HTTP</text:span><text:span text:style-name="T9"><text:line-break/></text:span><text:span text:style-name="T9"/></text:p>
        </draw:line>
        <draw:connector draw:style-name="gr13" draw:text-style-name="P28" draw:layer="layout" draw:line-skew="0.076cm" svg:x1="3.294cm" svg:y1="12.811cm" svg:x2="12.811cm" svg:y2="14.97cm" draw:start-shape="id6" draw:start-glue-point="2" draw:end-shape="id7" draw:end-glue-point="0" svg:d="M3294 12811v1143h9517v1016" svg:viewBox="0 0 9518 2160">
          <text:p text:style-name="P22"><text:span text:style-name="T9"/></text:p>
          <text:p text:style-name="P22"><text:span text:style-name="T9">NTP</text:span></text:p>
          <text:p text:style-name="P22"><text:span text:style-name="T9"><text:line-break/></text:span><text:span text:style-name="T9"/></text:p>
        </draw:connector>
        <draw:frame draw:style-name="gr18" draw:text-style-name="P25" draw:layer="layout" svg:width="4.5cm" svg:height="1.156cm" svg:x="9.708cm" svg:y="18.64cm">
          <draw:image xlink:href="Pictures/10000201000004B2000001351E85F9BE99CB6B43.png" xlink:type="simple" xlink:show="embed" xlink:actuate="onLoad" loext:mime-type="image/png">
            <text:p/>
          </draw:image>
        </draw:frame>
        <draw:frame draw:style-name="gr18" draw:text-style-name="P25" draw:layer="layout" svg:width="4.047cm" svg:height="1.084cm" svg:x="23.115cm" svg:y="17.85cm">
          <draw:image xlink:href="Pictures/10002B1700000FD00000043D17181B6A0FAF0904.svg" xlink:type="simple" xlink:show="embed" xlink:actuate="onLoad" loext:mime-type="image/svg+xml">
            <text:p/>
          </draw:image>
          <draw:image xlink:href="Pictures/100002010000009900000029155667E83B3E698A.png" xlink:type="simple" xlink:show="embed" xlink:actuate="onLoad" loext:mime-type="image/png"/>
        </draw:frame>
        <draw:frame draw:style-name="gr18" draw:text-style-name="P25" draw:layer="layout" svg:width="1.338cm" svg:height="1.378cm" svg:x="20.177cm" svg:y="17.51cm">
          <draw:image xlink:href="Pictures/10000201000000E9000000F0D27E463326CCCD0A.png" xlink:type="simple" xlink:show="embed" xlink:actuate="onLoad" loext:mime-type="image/png">
            <text:p/>
          </draw:image>
        </draw:frame>
        <draw:custom-shape draw:style-name="gr14" draw:text-style-name="P18" xml:id="id6" draw:id="id6" draw:layer="layout" svg:width="4.572cm" svg:height="3.302cm" svg:x="1.008cm" svg:y="9.509cm">
          <text:p text:style-name="P3"><text:span text:style-name="T1">IoT</text:span></text:p>
          <text:p text:style-name="P3"><text:span text:style-name="T1">MQTT</text:span></text:p>
          <draw:enhanced-geometry svg:viewBox="0 0 21600 21600" draw:type="rectangle" draw:enhanced-path="M 0 0 L 21600 0 21600 21600 0 21600 0 0 Z N"/>
        </draw:custom-shape>
        <draw:line draw:style-name="gr16" draw:text-style-name="P23" draw:layer="layout" svg:x1="5.699cm" svg:y1="10.779cm" svg:x2="9.763cm" svg:y2="6.842cm">
          <text:p text:style-name="P22"><text:span text:style-name="T7">REST</text:span><text:span text:style-name="T7"><text:line-break/></text:span><text:span text:style-name="T7">HTTP</text:span></text:p>
        </draw:line>
        <draw:line draw:style-name="gr20" draw:text-style-name="P23" draw:layer="layout" svg:x1="5.699cm" svg:y1="7.985cm" svg:x2="9.763cm" svg:y2="6.08cm">
          <text:p text:style-name="P22"><text:span text:style-name="T7"/></text:p>
          <text:p text:style-name="P22"><text:span text:style-name="T7">M</text:span><text:span text:style-name="T7">Q</text:span><text:span text:style-name="T7">T</text:span><text:span text:style-name="T7">T</text:span><text:span text:style-name="T7"> </text:span><text:span text:style-name="T7">W</text:span><text:span text:style-name="T7">S</text:span></text:p>
        </draw:line>
        <draw:connector draw:style-name="gr21" draw:text-style-name="P30" draw:layer="layout" draw:line-skew="0cm -0.743cm" svg:x1="20.24cm" svg:y1="12.938cm" svg:x2="19.288cm" svg:y2="17.256cm" draw:start-shape="id5" draw:start-glue-point="2" draw:end-shape="id3" draw:end-glue-point="3" svg:d="M20240 12938v1016h-2222v3302h1270" svg:viewBox="0 0 2223 4319">
          <text:p text:style-name="P29"><text:span text:style-name="T4">SQL <text:s text:c="2"/></text:span></text:p>
        </draw:connector>
        <draw:custom-shape draw:style-name="gr22" draw:text-style-name="P32" draw:layer="layout" svg:width="9.017cm" svg:height="3.937cm" svg:x="19.257cm" svg:y="6.207cm">
          <text:p text:style-name="P31"><text:span text:style-name="T8">Web App</text:span><text:span text:style-name="T8"><text:line-break/></text:span><text:span text:style-name="T8">(REST API)</text:span></text:p>
          <text:p text:style-name="P31"><text:span text:style-name="T8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25" draw:layer="layout" svg:width="3.233cm" svg:height="1.127cm" svg:x="22.305cm" svg:y="8.874cm">
          <draw:image xlink:href="Pictures/10000201000004B0000001A2FB80F4CD18F6A40F.png" xlink:type="simple" xlink:show="embed" xlink:actuate="onLoad" loext:mime-type="image/png">
            <text:p/>
          </draw:image>
        </draw:frame>
        <draw:custom-shape draw:style-name="gr23" draw:text-style-name="P33" draw:layer="layout" svg:width="4.699cm" svg:height="1.524cm" svg:x="21.416cm" svg:y="8.6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24" draw:text-style-name="P34" draw:layer="layout" svg:width="0.381cm" svg:height="1.016cm" svg:x="22.717cm" svg:y="16.6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0.381cm" svg:height="1.016cm" svg:x="23.225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4" draw:layer="layout" svg:width="0.381cm" svg:height="1.016cm" svg:x="23.733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4" draw:layer="layout" svg:width="0.381cm" svg:height="1.016cm" svg:x="24.241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4" draw:layer="layout" svg:width="0.381cm" svg:height="1.016cm" svg:x="24.749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24" draw:text-style-name="P34" draw:layer="layout" svg:width="0.381cm" svg:height="1.016cm" svg:x="25.257cm" svg:y="16.648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4" draw:layer="layout" svg:width="0.381cm" svg:height="1.016cm" svg:x="25.765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4" draw:layer="layout" svg:width="0.381cm" svg:height="1.016cm" svg:x="26.273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4" draw:layer="layout" svg:width="0.381cm" svg:height="1.016cm" svg:x="26.781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24" draw:text-style-name="P34" draw:layer="layout" svg:width="0.381cm" svg:height="1.016cm" svg:x="27.289cm" svg:y="16.64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custom-shape draw:style-name="gr25" draw:text-style-name="P13" draw:layer="layout" svg:width="1.905cm" svg:height="2.032cm" svg:x="21.547cm" svg:y="10.906cm">
          <text:p text:style-name="P12"><text:span text:style-name="T5">...</text:span></text:p>
          <draw:enhanced-geometry svg:viewBox="0 0 21600 21600" draw:type="rectangle" draw:enhanced-path="M 0 0 L 21600 0 21600 21600 0 21600 0 0 Z N"/>
        </draw:custom-shape>
        <draw:connector draw:style-name="gr26" draw:text-style-name="P35" draw:layer="layout" svg:x1="12.874cm" svg:y1="8.239cm" svg:x2="12.875cm" svg:y2="9.89cm" draw:start-shape="id1" draw:start-glue-point="2" draw:end-shape="id4" draw:end-glue-point="4" svg:d="M12874 8239v825h1v826" svg:viewBox="0 0 2 1652">
          <text:p text:style-name="P26"><text:span text:style-name="T9"><text:s text:c="11"/></text:span><text:span text:style-name="T9"><text:s/></text:span><text:span text:style-name="T9">WebSockets</text:span></text:p>
        </draw:connector>
        <draw:frame draw:style-name="gr27" draw:text-style-name="P37" draw:layer="layout" svg:width="5.08cm" svg:height="0.962cm" svg:x="22.59cm" svg:y="15.632cm">
          <draw:text-box>
            <text:p text:style-name="P36"><text:span text:style-name="T2">Timeserie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pitch="fixed"/>
    <style:font-face style:name="Cantarell" svg:font-family="Cantarell" style:font-pitch="variable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="solid" draw:fill-color="#729fcf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e Viganò</meta:initial-creator>
    <meta:creation-date>2020-06-20T14:46:06.659878995</meta:creation-date>
    <dc:date>2020-06-22T10:07:15.162392181</dc:date>
    <dc:creator>Daniele Viganò</dc:creator>
    <meta:editing-duration>PT1H6M31S</meta:editing-duration>
    <meta:editing-cycles>12</meta:editing-cycles>
    <meta:generator>LibreOffice/6.4.4.2$Linux_X86_64 LibreOffice_project/40$Build-2</meta:generator>
    <meta:document-statistic meta:object-count="50"/>
  </office:meta>
</office:document-meta>
</file>